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officeooo:rsid="001e2bca" officeooo:paragraph-rsid="001e2bca"/>
    </style:style>
    <style:style style:name="P3" style:family="paragraph" style:parent-style-name="Text_20_body">
      <style:text-properties style:font-name="Arial" officeooo:rsid="0022673c" officeooo:paragraph-rsid="0022673c"/>
    </style:style>
    <style:style style:name="P4" style:family="paragraph" style:parent-style-name="Standard">
      <style:paragraph-properties fo:text-align="start" style:justify-single-word="false"/>
      <style:text-properties style:font-name="Arial" officeooo:rsid="0013544e" officeooo:paragraph-rsid="0013544e"/>
    </style:style>
    <style:style style:name="P5" style:family="paragraph" style:parent-style-name="Title">
      <style:text-properties style:font-name="Arial" fo:font-size="20pt" style:font-size-asian="20pt" style:font-size-complex="20pt"/>
    </style:style>
    <style:style style:name="P6" style:family="paragraph" style:parent-style-name="Heading_20_1">
      <style:text-properties style:font-name="Arial" fo:font-size="14pt" style:font-size-asian="14pt" style:font-size-complex="14pt"/>
    </style:style>
    <style:style style:name="P7" style:family="paragraph">
      <style:paragraph-properties fo:margin-left="0cm" fo:margin-right="0cm" fo:margin-top="0cm" fo:margin-bottom="0cm" fo:line-height="100%" fo:text-align="center" fo:text-indent="0cm"/>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19c41e"/>
    </style:style>
    <style:style style:name="T2" style:family="text">
      <style:text-properties officeooo:rsid="001f23f8"/>
    </style:style>
    <style:style style:name="T3" style:family="text">
      <style:text-properties officeooo:rsid="00210bd5"/>
    </style:style>
    <style:style style:name="T4" style:family="text">
      <style:text-properties officeooo:rsid="0022c393"/>
    </style:style>
    <style:style style:name="T5" style:family="text">
      <style:text-properties officeooo:rsid="0024703f"/>
    </style:style>
    <style:style style:name="T6" style:family="text">
      <style:text-properties officeooo:rsid="00257543"/>
    </style:style>
    <style:style style:name="T7" style:family="text">
      <style:text-properties officeooo:rsid="0029f870"/>
    </style:style>
    <style:style style:name="T8" style:family="text">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list-style-name="L13">
      <style:graphic-properties draw:stroke="solid" draw:stroke-dash="Dashed_20__28_var_29__20_2"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false" fo:min-height="0.949cm" fo:min-width="4.5cm" fo:padding-top="0.125cm" fo:padding-bottom="0.125cm" fo:padding-left="0.25cm" fo:padding-right="0.25cm" draw:shadow="hidden" draw:shadow-offset-x="0.3cm" draw:shadow-offset-y="0.3cm" draw:shadow-color="#808080" style:run-through="foreground"/>
    </style:style>
    <style:style style:name="gr3" style:family="graphic" style:list-style-name="L14">
      <style:graphic-properties draw:stroke="solid" draw:stroke-dash="Dashed_20__28_var_29__20_4"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699cm" fo:padding-top="0.125cm" fo:padding-bottom="0.125cm" fo:padding-left="0.25cm" fo:padding-right="0.25cm" draw:shadow="hidden" draw:shadow-offset-x="0.3cm" draw:shadow-offset-y="0.3cm" draw:shadow-color="#808080" style:run-through="foreground"/>
    </style:style>
    <style:style style:name="gr4" style:family="graphic" style:list-style-name="L15">
      <style:graphic-properties draw:stroke="solid" draw:stroke-dash="Dashed_20__28_var_29__20_5"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9cm" fo:padding-top="0.125cm" fo:padding-bottom="0.125cm" fo:padding-left="0.25cm" fo:padding-right="0.25cm" draw:shadow="hidden" draw:shadow-offset-x="0.3cm" draw:shadow-offset-y="0.3cm" draw:shadow-color="#808080" style:run-through="foreground"/>
    </style:style>
    <style:style style:name="gr5" style:family="graphic" style:list-style-name="L16">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499cm" fo:padding-top="0.125cm" fo:padding-bottom="0.125cm" fo:padding-left="0.25cm" fo:padding-right="0.25cm" draw:shadow="hidden" draw:shadow-offset-x="0.3cm" draw:shadow-offset-y="0.3cm" draw:shadow-color="#808080" style:run-through="foreground"/>
    </style:style>
    <style:style style:name="gr6" style:family="graphic" style:list-style-name="L17">
      <style:graphic-properties draw:stroke="solid" draw:stroke-dash="Dashed_20__28_var_29__20_7"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999cm" fo:padding-top="0.125cm" fo:padding-bottom="0.125cm" fo:padding-left="0.25cm" fo:padding-right="0.25cm" draw:shadow="hidden" draw:shadow-offset-x="0.3cm" draw:shadow-offset-y="0.3cm" draw:shadow-color="#808080" style:run-through="foreground"/>
    </style:style>
    <style:style style:name="gr7" style:family="graphic" style:list-style-name="L18">
      <style:graphic-properties draw:stroke="solid" draw:stroke-dash="Dashed_20__28_var_29__20_8"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499cm" fo:padding-top="0.125cm" fo:padding-bottom="0.125cm" fo:padding-left="0.25cm" fo:padding-right="0.25cm" draw:shadow="hidden" draw:shadow-offset-x="0.3cm" draw:shadow-offset-y="0.3cm" draw:shadow-color="#808080" style:run-through="foreground"/>
    </style:style>
    <style:style style:name="gr8" style:family="graphic" style:list-style-name="L19">
      <style:graphic-properties draw:stroke="solid" draw:stroke-dash="Dashed_20__28_var_29__20_9"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3.9cm" fo:padding-top="0.125cm" fo:padding-bottom="0.125cm" fo:padding-left="0.25cm" fo:padding-right="0.25cm" draw:shadow="hidden" draw:shadow-offset-x="0.3cm" draw:shadow-offset-y="0.3cm" draw:shadow-color="#808080" style:run-through="foreground"/>
    </style:style>
    <style:style style:name="gr9" style:family="graphic" style:list-style-name="L20">
      <style:graphic-properties draw:stroke="solid" draw:stroke-dash="Dashed_20__28_var_29__20_10"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099cm" fo:padding-top="0.125cm" fo:padding-bottom="0.125cm" fo:padding-left="0.25cm" fo:padding-right="0.25cm" draw:shadow="hidden" draw:shadow-offset-x="0.3cm" draw:shadow-offset-y="0.3cm" draw:shadow-color="#808080" style:run-through="foreground"/>
    </style:style>
    <style:style style:name="gr10" style:family="graphic" style:list-style-name="L21">
      <style:graphic-properties draw:stroke="solid" draw:stroke-dash="Dashed_20__28_var_29__20_11"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651cm" fo:min-width="1.399cm" fo:padding-top="0.125cm" fo:padding-bottom="0.125cm" fo:padding-left="0.25cm" fo:padding-right="0.25cm" draw:shadow="hidden" draw:shadow-offset-x="0.3cm" draw:shadow-offset-y="0.3cm" draw:shadow-color="#808080" style:run-through="foreground"/>
    </style:style>
    <style:style style:name="gr11" style:family="graphic" style:list-style-name="L22">
      <style:graphic-properties draw:stroke="solid" draw:stroke-dash="Dashed_20__28_var_29__20_12"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list-style-name="L23">
      <style:graphic-properties draw:stroke="solid" draw:stroke-dash="Dashed_20__28_var_29__20_1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list-style-name="L24">
      <style:graphic-properties draw:stroke="solid" draw:stroke-dash="Dashed_20__28_var_29__20_14"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list-style-name="L25">
      <style:graphic-properties draw:stroke="solid" draw:stroke-dash="Dashed_20__28_var_29__20_15"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list-style-name="L26">
      <style:graphic-properties draw:stroke="solid" draw:stroke-dash="Dashed_20__28_var_29__20_16"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list-style-name="L27">
      <style:graphic-properties draw:stroke="solid" draw:stroke-dash="Dashed_20__28_var_29__20_17"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list-style-name="L28">
      <style:graphic-properties draw:stroke="solid" draw:stroke-dash="Dashed_20__28_var_29__20_1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list-style-name="L29">
      <style:graphic-properties draw:stroke="solid" draw:stroke-dash="Dashed_20__28_var_29__20_1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list-style-name="L30">
      <style:graphic-properties draw:stroke="solid" draw:stroke-dash="Dashed_20__28_var_29__20_2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list-style-name="L31">
      <style:graphic-properties draw:stroke="solid" draw:stroke-dash="Dashed_20__28_var_29__20_21"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list-style-name="L32">
      <style:graphic-properties draw:stroke="solid" draw:stroke-dash="Dashed_20__28_var_29__20_22"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list-style-name="L33">
      <style:graphic-properties draw:stroke="solid" draw:stroke-dash="Dashed_20__28_var_29__20_23"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list-style-name="L34">
      <style:graphic-properties draw:stroke="solid" draw:stroke-dash="Dashed_20__28_var_29__20_24"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list-style-name="L35">
      <style:graphic-properties draw:stroke="solid" draw:stroke-dash="Dashed_20__28_var_29__20_25"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list-style-name="L36">
      <style:graphic-properties draw:stroke="solid" draw:stroke-dash="Dashed_20__28_var_29__20_2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list-style-name="L37">
      <style:graphic-properties draw:stroke="solid" draw:stroke-dash="Dashed_20__28_var_29__20_2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list-style-name="L38">
      <style:graphic-properties draw:stroke="solid" draw:stroke-dash="Dashed_20__28_var_29__20_2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list-style-name="L39">
      <style:graphic-properties draw:stroke="solid" draw:stroke-dash="Dashed_20__28_var_29__20_2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dule Docomposition for Connect4 Game</text:p>
      <text:p text:style-name="P4"/>
      <text:p text:style-name="P1">The application has been decomposed into three broad conceptual modules: hardware hiding, behaviour hiding and software decision.</text:p>
      <text:h text:style-name="P6" text:outline-level="1">Hardware hiding</text:h>
      <text:p text:style-name="P1">The <text:span text:style-name="T1">application relies on the operating system to handle the interface to low-level machine details</text:span>.</text:p>
      <text:h text:style-name="P6" text:outline-level="1">Software Decisions</text:h>
      <text:p text:style-name="P2">The application uses the graphics and sdl2_connect4 modules to implement key software functionalities. <text:span text:style-name="T3">Specifically, t</text:span>he graphics module encapsulates the software functionality that process<text:span text:style-name="T6">es</text:span> graphics <text:span text:style-name="T5">for the game</text:span> board. <text:span text:style-name="T2">Similarly, the sdl2_connect4 module represents the set of software functionalities that process events triggered on the board such as mouse clicks. In addition to software hiding, the two modules encapsulate some of the application's behaviour. For example, the sdl2_connect4 module contains the main game loop that runs the application.</text:span></text:p>
      <text:h text:style-name="P6" text:outline-level="1">Behaviour hiding</text:h>
      <text:p text:style-name="P3">The board <text:span text:style-name="T7">and</text:span> gameLogic modules handle <text:span text:style-name="T7">the rest</text:span> of the application<text:span text:style-name="T7">'</text:span>s behaviour. <text:span text:style-name="T4">In particular, the gameLogic module handles the application's logic including token processing and determining the game status. Similarly, the board module is a data abstraction for the board and a set of operations for interacting with the board. The conceptual and concrete modules that comprise the application are summarized in the following diagram. Additional details can also be found in the design documents.</text:span><text:soft-page-break/><text:span text:style-name="T4"><draw:g text:anchor-type="as-char" draw:z-index="0" draw:style-name="gr1"><draw:custom-shape draw:style-name="gr2" draw:text-style-name="P8" svg:width="5.001cm" svg:height="1.2cm" svg:x="6.599cm" svg:y="0cm"><text:p text:style-name="P7"><text:span text:style-name="T8">Connect4 Game</text:span></text:p><draw:enhanced-geometry svg:viewBox="0 0 21600 21600" draw:type="rectangle" draw:enhanced-path="M 0 0 L 21600 0 21600 21600 0 21600 0 0 Z N"/></draw:custom-shape><draw:custom-shape draw:style-name="gr3" draw:text-style-name="P8" svg:width="3.2cm" svg:height="1.5cm" svg:x="3.9cm" svg:y="5.2cm"><text:p text:style-name="P7"><text:span text:style-name="T8">S/W</text:span></text:p><text:p text:style-name="P7"><text:span text:style-name="T8">decision</text:span></text:p><draw:enhanced-geometry svg:viewBox="0 0 21600 21600" draw:type="rectangle" draw:enhanced-path="M 0 0 L 21600 0 21600 21600 0 21600 0 0 Z N"/></draw:custom-shape><draw:custom-shape draw:style-name="gr4" draw:text-style-name="P8" svg:width="3.402cm" svg:height="1.5cm" svg:x="12.398cm" svg:y="5.2cm"><text:p text:style-name="P7"><text:span text:style-name="T8">Behavior</text:span></text:p><text:p text:style-name="P7"><text:span text:style-name="T8">hiding</text:span></text:p><draw:enhanced-geometry svg:viewBox="0 0 21600 21600" draw:type="rectangle" draw:enhanced-path="M 0 0 L 21600 0 21600 21600 0 21600 0 0 Z N"/></draw:custom-shape><draw:custom-shape draw:style-name="gr5" draw:text-style-name="P8" svg:width="3.001cm" svg:height="1.5cm" svg:x="10.599cm" svg:y="10.7cm"><text:p text:style-name="P7"><text:span text:style-name="T8">board</text:span></text:p><draw:enhanced-geometry svg:viewBox="0 0 21600 21600" draw:type="rectangle" draw:enhanced-path="M 0 0 L 21600 0 21600 21600 0 21600 0 0 Z N"/></draw:custom-shape><draw:custom-shape draw:style-name="gr6" draw:text-style-name="P8" svg:width="3.5cm" svg:height="1.5cm" svg:x="14.799cm" svg:y="10.7cm"><text:p text:style-name="P7"><text:span text:style-name="T8">gameLogic</text:span></text:p><draw:enhanced-geometry svg:viewBox="0 0 21600 21600" draw:type="rectangle" draw:enhanced-path="M 0 0 L 21600 0 21600 21600 0 21600 0 0 Z N"/></draw:custom-shape><draw:custom-shape draw:style-name="gr7" draw:text-style-name="P8" svg:width="3.001cm" svg:height="1.5cm" svg:x="7.198cm" svg:y="10.7cm"><text:p text:style-name="P7"><text:span text:style-name="T8">graphics</text:span></text:p><draw:enhanced-geometry svg:viewBox="0 0 21600 21600" draw:type="rectangle" draw:enhanced-path="M 0 0 L 21600 0 21600 21600 0 21600 0 0 Z N"/></draw:custom-shape><draw:custom-shape draw:style-name="gr8" draw:text-style-name="P8" svg:width="4.402cm" svg:height="1.5cm" svg:x="2.399cm" svg:y="10.7cm"><text:p text:style-name="P7"><text:span text:style-name="T8">sdl2_connect4</text:span></text:p><draw:enhanced-geometry svg:viewBox="0 0 21600 21600" draw:type="rectangle" draw:enhanced-path="M 0 0 L 21600 0 21600 21600 0 21600 0 0 Z N"/></draw:custom-shape><draw:custom-shape draw:style-name="gr9" draw:text-style-name="P8" svg:width="2.601cm" svg:height="1.5cm" svg:x="0cm" svg:y="5.2cm"><text:p text:style-name="P7"><text:span text:style-name="T8">H/W</text:span></text:p><text:p text:style-name="P7"><text:span text:style-name="T8">hiding</text:span></text:p><draw:enhanced-geometry svg:viewBox="0 0 21600 21600" draw:type="rectangle" draw:enhanced-path="M 0 0 L 21600 0 21600 21600 0 21600 0 0 Z N"/></draw:custom-shape><draw:custom-shape draw:style-name="gr10" draw:text-style-name="P8" svg:width="1.9cm" svg:height="0.902cm" svg:x="0cm" svg:y="9.199cm"><text:p text:style-name="P7"><text:span text:style-name="T8">OS</text:span></text:p><draw:enhanced-geometry svg:viewBox="0 0 21600 21600" draw:type="rectangle" draw:enhanced-path="M 0 0 L 21600 0 21600 21600 0 21600 0 0 Z N"/></draw:custom-shape><draw:line draw:style-name="gr11" draw:text-style-name="P8" svg:x1="9.099cm" svg:y1="1.199cm" svg:x2="9.099cm" svg:y2="3.199cm"><text:p/></draw:line><draw:line draw:style-name="gr12" draw:text-style-name="P8" svg:x1="1.099cm" svg:y1="3.2cm" svg:x2="14.099cm" svg:y2="3.2cm"><text:p/></draw:line><draw:line draw:style-name="gr13" draw:text-style-name="P8" svg:x1="8.099cm" svg:y1="9.2cm" svg:x2="8.099cm" svg:y2="10.7cm"><text:p/></draw:line><draw:line draw:style-name="gr14" draw:text-style-name="P8" svg:x1="12.099cm" svg:y1="9.2cm" svg:x2="12.099cm" svg:y2="10.7cm"><text:p/></draw:line><draw:line draw:style-name="gr15" draw:text-style-name="P8" svg:x1="16.799cm" svg:y1="9.2cm" svg:x2="16.799cm" svg:y2="10.7cm"><text:p/></draw:line><draw:line draw:style-name="gr16" draw:text-style-name="P8" svg:x1="9.299cm" svg:y1="9.2cm" svg:x2="9.299cm" svg:y2="10.7cm"><text:p/></draw:line><draw:line draw:style-name="gr17" draw:text-style-name="P8" svg:x1="4.099cm" svg:y1="9.2cm" svg:x2="8.099cm" svg:y2="9.2cm"><text:p/></draw:line><draw:line draw:style-name="gr18" draw:text-style-name="P8" svg:x1="9.299cm" svg:y1="9.2cm" svg:x2="16.799cm" svg:y2="9.2cm"><text:p/></draw:line><draw:line draw:style-name="gr19" draw:text-style-name="P8" svg:x1="14.299cm" svg:y1="6.699cm" svg:x2="14.299cm" svg:y2="9.199cm"><text:p/></draw:line><draw:line draw:style-name="gr20" draw:text-style-name="P8" svg:x1="5.499cm" svg:y1="6.699cm" svg:x2="5.499cm" svg:y2="9.199cm"><text:p/></draw:line><draw:line draw:style-name="gr21" draw:text-style-name="P8" svg:x1="5.499cm" svg:y1="3.2cm" svg:x2="5.499cm" svg:y2="5.2cm"><text:p/></draw:line><draw:line draw:style-name="gr22" draw:text-style-name="P8" svg:x1="14.099cm" svg:y1="3.2cm" svg:x2="14.099cm" svg:y2="5.2cm"><text:p/></draw:line><draw:line draw:style-name="gr23" draw:text-style-name="P8" svg:x1="1.099cm" svg:y1="3.2cm" svg:x2="1.099cm" svg:y2="5.2cm"><text:p/></draw:line><draw:line draw:style-name="gr24" draw:text-style-name="P8" svg:x1="0.999cm" svg:y1="6.699cm" svg:x2="0.999cm" svg:y2="9.199cm"><text:p/></draw:line><draw:line draw:style-name="gr25" draw:text-style-name="P8" svg:x1="6.299cm" svg:y1="7.6cm" svg:x2="14.299cm" svg:y2="7.6cm"><text:p/></draw:line><draw:line draw:style-name="gr26" draw:text-style-name="P8" svg:x1="6.299cm" svg:y1="7.6cm" svg:x2="6.299cm" svg:y2="9.1cm"><text:p/></draw:line><draw:line draw:style-name="gr27" draw:text-style-name="P8" svg:x1="6.299cm" svg:y1="9.299cm" svg:x2="6.299cm" svg:y2="10.799cm"><text:p/></draw:line><draw:line draw:style-name="gr28" draw:text-style-name="P8" svg:x1="4.099cm" svg:y1="9.2cm" svg:x2="4.099cm" svg:y2="10.7cm"><text:p/></draw:line></draw:g></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M34S</meta:editing-duration>
    <meta:editing-cycles>33</meta:editing-cycles>
    <meta:generator>LibreOffice/4.3.4.1$Windows_x86 LibreOffice_project/bc356b2f991740509f321d70e4512a6a54c5f243</meta:generator>
    <dc:date>2015-03-12T02:50:17.601000000</dc:date>
    <meta:document-statistic meta:table-count="0" meta:image-count="0" meta:object-count="0" meta:page-count="2" meta:paragraph-count="8" meta:word-count="195" meta:character-count="1370" meta:non-whitespace-character-count="1183"/>
    <meta:user-defined meta:name="Info 1"/>
    <meta:user-defined meta:name="Info 2"/>
    <meta:user-defined meta:name="Info 3"/>
    <meta:user-defined meta:name="Info 4"/>
  </office:meta>
</office:document-meta>
</file>